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3537a" officeooo:paragraph-rsid="0003537a"/>
    </style:style>
    <style:style style:name="P2" style:family="paragraph" style:parent-style-name="Standard">
      <style:paragraph-properties fo:line-height="150%"/>
      <style:text-properties officeooo:rsid="0003537a" officeooo:paragraph-rsid="0004de00"/>
    </style:style>
    <style:style style:name="P3" style:family="paragraph" style:parent-style-name="Standard">
      <style:paragraph-properties fo:line-height="150%"/>
    </style:style>
    <style:style style:name="P4" style:family="paragraph" style:parent-style-name="Header">
      <style:paragraph-properties fo:text-align="end" style:justify-single-word="false"/>
      <style:text-properties officeooo:rsid="0004c9d2" officeooo:paragraph-rsid="0004c9d2"/>
    </style:style>
    <style:style style:name="T1" style:family="text">
      <style:text-properties officeooo:rsid="00045aab"/>
    </style:style>
    <style:style style:name="T2" style:family="text">
      <style:text-properties officeooo:rsid="0004c9d2"/>
    </style:style>
    <style:style style:name="T3" style:family="text">
      <style:text-properties officeooo:rsid="0004d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g. 710-713 / 2-16 even, 44-48 even, 66, 68, 72 </text:p>
      <text:p text:style-name="P1"><text:s text:c="2"/>2.) ios::app</text:p>
      <text:p text:style-name="P1"><text:s text:c="2"/>4.) the binary “or” operator <text:s text:c="2"/>“|”</text:p>
      <text:p text:style-name="P1"><text:s text:c="2"/>6.) set to true when error state is nonrecoverable. fstream.fail() is used to read this bit.</text:p>
      <text:p text:style-name="P1"><text:s text:c="2"/>8.) set to true when an invalid operation is attempted (like reading while in out mode) (fstream.bad())</text:p>
      <text:p text:style-name="P1">10.) The character address of the thing to be written and the size of the data to be written.</text:p>
      <text:p text:style-name="P1">12.) reinterpret_cast&lt;[pointer type]&gt;<text:span text:style-name="T1">([original pointer])</text:span></text:p>
      <text:p text:style-name="P1">14.) <text:span text:style-name="T1">fstream.tellg() and fstream.tellp() <text:s text:c="6"/>// get(read) and put(write) respectively</text:span></text:p>
      <text:p text:style-name="P1">16.) <text:span text:style-name="T1">use seekg(0, ios::end); to go to the end of the file and then use tellg() to read in the byte size of the entire file</text:span></text:p>
      <text:p text:style-name="P1"/>
      <text:p text:style-name="P1">44.) <text:tab/><text:span text:style-name="T1">fstream places (“places.dat”, ios::out | ios::in | ios::binary);</text:span></text:p>
      <text:p text:style-name="P1"><text:tab/><text:span text:style-name="T1">places.open(“places.dat”, ios::out | ios::in | ios::binary); // assume places already exists</text:span></text:p>
      <text:p text:style-name="P1">46.) <text:tab/><text:span text:style-name="T1">fstream places (“data.txt”, ios::in);</text:span></text:p>
      <text:p text:style-name="P1"><text:tab/><text:span text:style-name="T1">if(!places) { //the does not exist</text:span></text:p>
      <text:p text:style-name="P1"><text:tab/><text:tab/><text:span text:style-name="T1">places.open(“data.txt”, ios::out);</text:span></text:p>
      <text:p text:style-name="P1"><text:tab/><text:span text:style-name="T1">}</text:span></text:p>
      <text:p text:style-name="P1"><text:tab/><text:span text:style-name="T1">places.open(“data.txt”, ios::out | ios::in); // reopen in the correct mode</text:span></text:p>
      <text:p text:style-name="P1">48.) “<text:span text:style-name="T1">rewinds” is rather vague. <text:s text:c="2"/>infoFile.seekg(0, ios::beg); <text:s/>//resets to the beginning of the file</text:span></text:p>
      <text:p text:style-name="P1"/>
      <text:p text:style-name="P2">66.)<text:tab/><text:span text:style-name="T3">if(file) check is wrong. This will return false when the file fails to open, bypassing the error message. It should be if(!file).</text:span></text:p>
      <text:p text:style-name="P2"><text:span text:style-name="T2"><text:tab/>Attempted to open an output file stream in input mode. Should be using an fstream or ifstream.</text:span></text:p>
      <text:p text:style-name="P1"/>
      <text:p text:style-name="P2">68.)<text:tab/><text:span text:style-name="T3">ios attributes must be accessed with “::” not just “:”.</text:span></text:p>
      <text:p text:style-name="P2"><text:span text:style-name="T2"><text:tab/>Attempted to write using the insertion operator to a file stream opened only for input.</text:span></text:p>
      <text:p text:style-name="P1"/>
      <text:p text:style-name="P2">72.)<text:tab/><text:span text:style-name="T3">ios attributes must be accessed with “::” not just “:”.</text:span></text:p>
      <text:p text:style-name="P2"><text:span text:style-name="T2"><text:tab/>Attempts a seekp (for output) on a file stream opened only for in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c9d2" officeooo:paragraph-rsid="0004c9d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CS 250 H</text:p>
        <text:p text:style-name="MP1">Chapter 12 Book work</text:p>
        <text:p text:style-name="MP1">4/4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04T18:23:36.519000000</dc:date>
    <meta:editing-duration>PT8M9S</meta:editing-duration>
    <meta:editing-cycles>3</meta:editing-cycles>
    <meta:document-statistic meta:table-count="0" meta:image-count="0" meta:object-count="0" meta:page-count="1" meta:paragraph-count="27" meta:word-count="267" meta:character-count="1666" meta:non-whitespace-character-count="1395"/>
  </office:meta>
</office:document-meta>
</file>